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39c9" officeooo:paragraph-rsid="000539c9"/>
    </style:style>
    <style:style style:name="P2" style:family="paragraph" style:parent-style-name="Standard">
      <style:text-properties officeooo:rsid="00068ac9" officeooo:paragraph-rsid="00068ac9"/>
    </style:style>
    <style:style style:name="P3" style:family="paragraph" style:parent-style-name="Standard">
      <style:text-properties fo:font-weight="bold" officeooo:rsid="000539c9" officeooo:paragraph-rsid="000539c9" style:font-weight-asian="bold" style:font-weight-complex="bold"/>
    </style:style>
    <style:style style:name="P4" style:family="paragraph" style:parent-style-name="Standard">
      <style:text-properties fo:font-weight="bold" officeooo:rsid="0008956b" officeooo:paragraph-rsid="0008956b" style:font-weight-asian="bold" style:font-weight-complex="bold"/>
    </style:style>
    <style:style style:name="P5" style:family="paragraph" style:parent-style-name="Standard">
      <style:text-properties fo:font-weight="bold" officeooo:rsid="000ae335" officeooo:paragraph-rsid="000ae335" style:font-weight-asian="bold" style:font-weight-complex="bold"/>
    </style:style>
    <style:style style:name="P6" style:family="paragraph" style:parent-style-name="Standard">
      <style:text-properties fo:font-weight="bold" officeooo:rsid="000d2ad8" officeooo:paragraph-rsid="000d2ad8" style:font-weight-asian="bold" style:font-weight-complex="bold"/>
    </style:style>
    <style:style style:name="P7" style:family="paragraph" style:parent-style-name="Standard">
      <style:text-properties fo:font-weight="bold" officeooo:rsid="000eeccf" officeooo:paragraph-rsid="000eeccf" style:font-weight-asian="bold" style:font-weight-complex="bold"/>
    </style:style>
    <style:style style:name="P8" style:family="paragraph" style:parent-style-name="Standard">
      <style:text-properties fo:font-weight="bold" officeooo:rsid="000fcbfd" officeooo:paragraph-rsid="000fcbfd" style:font-weight-asian="bold" style:font-weight-complex="bold"/>
    </style:style>
    <style:style style:name="P9" style:family="paragraph" style:parent-style-name="Standard">
      <style:text-properties fo:font-weight="bold" officeooo:rsid="000fd733" officeooo:paragraph-rsid="000fd733" style:font-weight-asian="bold" style:font-weight-complex="bold"/>
    </style:style>
    <style:style style:name="P10" style:family="paragraph" style:parent-style-name="Standard">
      <style:text-properties style:text-underline-style="solid" style:text-underline-width="auto" style:text-underline-color="font-color" officeooo:rsid="000539c9" officeooo:paragraph-rsid="000539c9"/>
    </style:style>
    <style:style style:name="P11" style:family="paragraph" style:parent-style-name="Standard">
      <style:text-properties officeooo:rsid="00088947" officeooo:paragraph-rsid="00088947"/>
    </style:style>
    <style:style style:name="P12" style:family="paragraph" style:parent-style-name="Standard">
      <style:text-properties officeooo:rsid="0008956b" officeooo:paragraph-rsid="0008956b"/>
    </style:style>
    <style:style style:name="P13" style:family="paragraph" style:parent-style-name="Standard">
      <style:text-properties officeooo:rsid="0008e226" officeooo:paragraph-rsid="0008e226"/>
    </style:style>
    <style:style style:name="P14" style:family="paragraph" style:parent-style-name="Standard">
      <style:text-properties officeooo:rsid="0009fead" officeooo:paragraph-rsid="0009fead"/>
    </style:style>
    <style:style style:name="P15" style:family="paragraph" style:parent-style-name="Standard">
      <style:text-properties officeooo:rsid="000ae335" officeooo:paragraph-rsid="000ae335"/>
    </style:style>
    <style:style style:name="P16" style:family="paragraph" style:parent-style-name="Standard">
      <style:text-properties officeooo:rsid="000b98e4" officeooo:paragraph-rsid="000b98e4"/>
    </style:style>
    <style:style style:name="P17" style:family="paragraph" style:parent-style-name="Standard">
      <style:text-properties officeooo:rsid="000d2ad8" officeooo:paragraph-rsid="000d2ad8"/>
    </style:style>
    <style:style style:name="P18" style:family="paragraph" style:parent-style-name="Standard">
      <style:text-properties officeooo:rsid="000e5b6d" officeooo:paragraph-rsid="000e5b6d"/>
    </style:style>
    <style:style style:name="P19" style:family="paragraph" style:parent-style-name="Standard">
      <style:text-properties officeooo:rsid="000eeccf" officeooo:paragraph-rsid="000eeccf"/>
    </style:style>
    <style:style style:name="P20" style:family="paragraph" style:parent-style-name="Standard">
      <style:text-properties officeooo:rsid="000fcbfd" officeooo:paragraph-rsid="000fcbfd"/>
    </style:style>
    <style:style style:name="P21" style:family="paragraph" style:parent-style-name="Standard">
      <style:text-properties officeooo:rsid="000fd733" officeooo:paragraph-rsid="000fd733"/>
    </style:style>
    <style:style style:name="P22" style:family="paragraph" style:parent-style-name="Standard">
      <style:text-properties fo:font-weight="normal" officeooo:rsid="000fd733" officeooo:paragraph-rsid="000fd733" style:font-weight-asian="normal" style:font-weight-complex="normal"/>
    </style:style>
    <style:style style:name="P23" style:family="paragraph" style:parent-style-name="Standard">
      <style:text-properties officeooo:rsid="0010b7d6" officeooo:paragraph-rsid="0010b7d6"/>
    </style:style>
    <style:style style:name="P24" style:family="paragraph" style:parent-style-name="Standard">
      <style:text-properties officeooo:rsid="0012ad7e" officeooo:paragraph-rsid="0010b7d6"/>
    </style:style>
    <style:style style:name="P25" style:family="paragraph" style:parent-style-name="Standard">
      <style:text-properties officeooo:rsid="0012ad7e" officeooo:paragraph-rsid="0012ad7e"/>
    </style:style>
    <style:style style:name="T1" style:family="text">
      <style:text-properties officeooo:rsid="00068ac9"/>
    </style:style>
    <style:style style:name="T2" style:family="text">
      <style:text-properties officeooo:rsid="00088947"/>
    </style:style>
    <style:style style:name="T3" style:family="text">
      <style:text-properties officeooo:rsid="0008956b"/>
    </style:style>
    <style:style style:name="T4" style:family="text">
      <style:text-properties officeooo:rsid="000d2ad8"/>
    </style:style>
    <style:style style:name="T5" style:family="text">
      <style:text-properties officeooo:rsid="0013393b"/>
    </style:style>
    <style:style style:name="T6" style:family="text">
      <style:text-properties officeooo:rsid="001545f9"/>
    </style:style>
    <style:style style:name="T7" style:family="text">
      <style:text-properties officeooo:rsid="001609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r Roboter</text:p>
      <text:p text:style-name="P1"/>
      <text:p text:style-name="P10">Überlegung</text:p>
      <text:p text:style-name="P1"/>
      <text:p text:style-name="P1">Die urprüngliche Idee war die Entwicklung eines Solarroboters, also eines Roboters, der tagsüber mit Hilfe der Sonneneinstrahlung seinen Eigenbedarf decken kann und somit nur einen kleinen Pufferakku benötigt.</text:p>
      <text:p text:style-name="P1">Praktische Anwendungen könnten z.B. die Nutzung als kompakte Straßenkehrmaschine oder als Rasenmäher sein. Bedingt durch die eingeschränkte Leistungsabgabe der Solarzellen vermutlich nur für kleine zu bearbeitende Flächen.</text:p>
      <text:p text:style-name="P11">Da es nur wenige brauchbare und frei zugängliche Quellen für solche Plattformen gibt, wollten wir eine eigene schaffen. Daher sollte das Projekt exemplarisch als Grundlage für eine Quelloffene Plattform dienen, die auch von anderen genutzt und weiterentwickelt werden kann.</text:p>
      <text:p text:style-name="P1"/>
      <text:p text:style-name="P1">Da <text:span text:style-name="T2">wir</text:span> bei der Entwicklung der mechanischen Komponenten schnell feststellen musste<text:span text:style-name="T2">n</text:span>, dass das Fahrwerk recht komplex ist, insbesondere die Vorderachse, schwenkte<text:span text:style-name="T2">n</text:span> <text:span text:style-name="T2">wir</text:span> schnell auf eine andere Bauweise um. Zunächst war der Aufbau mit 4 gleichen Rädern ge<text:span text:style-name="T1">plant</text:span>, von denen zwei Stück <text:span text:style-name="T1">(Hinterachse)</text:span> von einem bürstenlosen Gleichstrommotor angetrieben werden sollten. Die Entwicklung eines Differenzials gestaltete sich noch als relativ einfach. <text:span text:style-name="T1">Die Vorderachse aber mit dem Servo gestaltete sich dann, hinsichtlich des Zeitaufwandes, für zu komplex.</text:span></text:p>
      <text:p text:style-name="P2"/>
      <text:p text:style-name="P11">Somit schwenkten wir kurzer Hand zu einem sehr viel einfacheren Aufbau um, <text:span text:style-name="T3">um</text:span> uns schneller den wichtigeren Komponenten widmen zu können.</text:p>
      <text:p text:style-name="P11">Der neue Aufbau sah eine schlichte Grundplatte als Plattform für die weiteren Bauteile, wie Motoren (Mabuchi N20 mit Getriebe), Ultraschallsensor, Akku, Hauptplatine und uvm. vor.</text:p>
      <text:p text:style-name="P11">Um möglichst viele Montagemöglichkeiten zu bieten, wurde die Grundplatte mit Bohrungen in regelmäßigen Abständen versehen. Diese Bohrungen können zum durchstecken für Schrauben oder zum versenken von Gewindemuffen genutzt werden.</text:p>
      <text:p text:style-name="P11">Zum anbringen unserer Komponenten haben wir auf Messinggewindebuchsen <text:span text:style-name="T3">und passende M3 Schrauben gesetzt.</text:span></text:p>
      <text:p text:style-name="P12">Alle selbstentworfenen Komponenten haben wir mit einem FFF 3D-Drucker aus PLA gedruckt.</text:p>
      <text:p text:style-name="P12">Mit Ausnahme der Hauptplatine natürlich.</text:p>
      <text:p text:style-name="P13">Bedingt durch den Zeitaufwand des gesamten Projektes und anderer Studienmodule haben wir uns entschieden, die Implementierung eines MPPT Ladereglers fallen zu lassen, somit wurde die Idee des Solarroboters auf die Idee der Entwicklung eines Roboters reduzier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4">Mechanik</text:p>
      <text:p text:style-name="P12"/>
      <text:p text:style-name="P12">Wie bereits unter „Überlegung“ erwähnt, gestaltete sich der Aufbau mit Achsträger, Radlager und Lagerschalen uvm. als zu Zeitintensiv um in der vorgegebenen Zeit bewältig werden zu können.</text:p>
      <text:p text:style-name="P12">Zum Entwurf der mechanischen Bauteile wurde das CAD Programm Fusion 360 von Autodesk verwendet. Dabei gab es kaum Schwierigkeiten, da Yves bereits sehr viel Erfahrung mit 3D-CAD Programmen gesammelt hat. Lediglich der Zwang Windows zu benutzen stellt eine ständige Unannehmlichkeit dar.</text:p>
      <text:p text:style-name="P12"/>
      <text:p text:style-name="P13">Alle Entwürfe wurden mit einem 3D Drucker gedruckt, einem HCmaker7, ein Klon des bekannten Creality CR-10S.</text:p>
      <text:p text:style-name="P13">Das Material der Wahl war PLA. Für einen Außeneinsatz ist das Material wegen der geringen Witterungsbeständigkeit kaum geeignet. Insbesondere die geringe Temperaturbeständigkeit (max. 60°C) disqualifizieren das Material für den Einsatz in der Sonne. Da dies aber ohnehin nicht mehr geplant war, ist das Material für unseren Zweck geeignet.</text:p>
      <text:p text:style-name="P13"/>
      <text:p text:style-name="P13">Die Gewindebuchsen in den Kunststoff einzusetzen ist relativ einfach, man benötigt dafür lediglich eine Schraube die man in die Buchse einschraubt und einen Lötkolben mit einer Temperatur von etwa 240°C. Ohne Druck auszuüben legt man die Spitze des Lötkolbens auf den Schraubenkopf. Wenn die Schraube ausreichend Wärme an die Muffe übertragen hat, fängt die Muffe an im Kunststoff zu versinken. Die Schwerkraft sorgt hier für alles nötige. Wenn die Muffe weit genug versunken ist, kann der Lötkolben entfernt werden und man sollte die Schraube schnell abkühlen, z.B. durch pusten oder ein kleines Gebläse wie z.B. einen Radiallüfter.</text:p>
      <text:p text:style-name="P14">Beim Design der Kunststoffteile muss man darauf achten, dass für Gewindemuffen stehts eine ausreichend große Fase vorhanden sein muss, damit die Muffe einerseits zentriert wird beim versinken und andererseits kein verdrängtes Material die Muffe beim versinken behindert oder verstopft. Letzterem wird aber auch durch die eingeschraubte Schraube vorgebeugt.</text:p>
      <text:p text:style-name="P14"/>
      <text:p text:style-name="P14">Da Kunststoffe auf glatten Oberflächen sehr wenig Bodenhaftung haben, wurden die Räder mit einer Nut versehen. In diese Nut kann man später ein einfaches Haushaltsgummiband einlegen, somit hat der Roboter auch auf glatten Oberflächen relativ gute Haftung.</text:p>
      <text:p text:style-name="P14"/>
      <text:p text:style-name="P15">Der Aufbau sieht zwei Antriebsmotoren vor, welche jeweils ein Rad treiben. Zum abstützen verfügt der Roboter über ein selbstentworfenes Kugelrad. Dieses Kugelrad verwendet als Kugeln vier handelsübliche Airsoft Kugeln mit einem Durchmesser von 6mm.</text:p>
      <text:p text:style-name="P15">Die Gleiteigenschaften dieser Konstruktion sind nicht die besten, aber für diesen Prototypen ausreichend. Um die Reibung zu vermindern haben wir Silikonöl auf die Kugeln aufgetrage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text:soft-page-break/>Elektronik</text:p>
      <text:p text:style-name="P15"/>
      <text:p text:style-name="P16">Lochrasterplatinen, wie sie häufig für Prototypzwecke genutzt werden, sind nicht nur unpraktisch für SMD Komponenten, auch wenn man ein 2,54mm Raster mit einigen Tricksereien durchaus auch für SMD Komponenten nutzen kann, sie sind auch relativ unzuverlässig und die Fehlersuche gestaltet sich z.T. als schwierig (je nach Menge <text:span text:style-name="T5">und Komplexität</text:span> der Verdrahtungslagen).</text:p>
      <text:p text:style-name="P16">Deshalb entschieden wir uns, eine eigene Platine zu entwickeln.</text:p>
      <text:p text:style-name="P16">Als Software nutzten wir dafür das kommerzielle Programm Sprint Layout 6 von der Firma Abacom.</text:p>
      <text:p text:style-name="P16"/>
      <text:p text:style-name="P16">Da die Herstellung der Platine von Hand erfolgen sollte, haben wir die Strukturen der Platine sehr grob gezeichnet. Was auch durch die geringe Anzahl an Komponenten und deren modulare Bauweise begünstigt wurde.</text:p>
      <text:p text:style-name="P16"/>
      <text:p text:style-name="P6">Verfahren</text:p>
      <text:p text:style-name="P6"/>
      <text:p text:style-name="P16">Als Verfahren zum beschichten der Platine diente die Tonertransfermethode. <text:span text:style-name="T4">Dabei wird die Schaltung mit einem Laserdrucker auf geeignetes Papier gedruckt, in diesem Fall Photopapier, und dann mit Hitze auf die blanke Platine gedrückt. Für diesen Zweck hat Yves ein Laminiergerät umgebaut, welches den Vorgang erheblich erleichtert.</text:span></text:p>
      <text:p text:style-name="P17">Da unsere Platine doppelseitig ist, müssen zuvor die zwei Seiten, welche die Schaltung enthalten Deckungsgleich aufeinander ausgerichtet werden und dann an den Rändern verklebt werden, damit man am Ende eine Art Tasche erhält, in welche dann die Platine eingesteckt werden kann.</text:p>
      <text:p text:style-name="P17">Das ganze läuft dann einige Male durch das Laminiergerät. Nach dem das erfolgt ist, lässt man die Platine etwas abkühlen und ab einer Temperatur von etwa 30-40°C schneidet man die Tasche seitlich auf und zieht vorsichtig das Papier ab. Der Toner bleibt am Kupfer haften und schützt an diesen Stellen, wie ein Fotolack, das Kupfer davor weggeätzt zu werden.</text:p>
      <text:p text:style-name="P18">Anschließen gibt man die beschichtete Platine in eine Ätzküvette welche mit einer Natriumpersulfat-Lösung gefüllt ist. Nach einiger Zeit kann man beim durchleuchten der Küvette sehen, wie sich das Kupfer immer weiter auflöst, bis am Ende die Schaltung klar und deutlich zu sehen ist. Dann wird die Platine entnommen und gründlich mit Wasser abgespült.</text:p>
      <text:p text:style-name="P18">Zum entfernen des Toners benötigt man etwas Aceton und einen Lappen.</text:p>
      <text:p text:style-name="P18">Für die THT Komponenten müssen nun noch Bohrungen gesetzt werden. 1,2mm, passend für die Durchkontaktiernieten von Bungard.</text:p>
      <text:p text:style-name="P18">Nach dem verpressen (mangels passender Presse eher mit einem Körner breitschlagen) der Nieten, müssen diese beidseitig verlötet werden. Danach können alle Komponenten bestückt werden.</text:p>
      <text:p text:style-name="P18"/>
      <text:p text:style-name="P18">pcbTop.png</text:p>
      <text:p text:style-name="P18"/>
      <text:p text:style-name="P18">pcbBottom.png</text:p>
      <text:p text:style-name="P18"/>
      <text:p text:style-name="P18"/>
      <text:p text:style-name="P7">Bestücken</text:p>
      <text:p text:style-name="P19"/>
      <text:p text:style-name="P19">Zum verlöten der Komponenten kam Feinlot mit Bleianteil zum Einsatz.</text:p>
      <text:p text:style-name="P19">Für SMD Komponenten wurde eine Pinzette als Hilfswerkzeug verwendet.</text:p>
      <text:p text:style-name="P19"/>
      <text:p text:style-name="P8">Schaltung</text:p>
      <text:p text:style-name="P20"/>
      <text:p text:style-name="P20">Die Schaltung ist relativ einfach gehalten. Im wesentlichen dient die Platine nur als Träger für die modularen Komponenten und für diverse Anschlussmöglichkeiten. Für den NRF24 wurde ein 3,3V Spannungsregler integriert.</text:p>
      <text:p text:style-name="P20"><text:soft-page-break/>Um etwaige Motorenwechsel zu erleichtern, sind zu deren Anschluss Federzugklemmen verbaut worden.</text:p>
      <text:p text:style-name="P20">Wegen der Überschaubarkeit der Schaltung haben wir auf einen Schaltplan verzichtet, da das Layout selbsterklärend ist.</text:p>
      <text:p text:style-name="P20"/>
      <text:p text:style-name="P9">Die Fernsteuerung</text:p>
      <text:p text:style-name="P9"/>
      <text:p text:style-name="P22">Auf die Fernsteuerung soll an dieser Stelle <text:span text:style-name="T6">nicht näher</text:span> eingegangen werden, da diese zum Zeitpunkt der Erstellung dieses Projektes bereits „fertig“ war.</text:p>
      <text:p text:style-name="P22">Es wurden lediglich ein Joystick sowie ein NRF24 ergänzt.</text:p>
      <text:p text:style-name="P21">Detaillierte Informationen finden sich im <text:span text:style-name="T7">dazugehörigen</text:span> Repositorium.</text:p>
      <text:p text:style-name="P21"/>
      <text:p text:style-name="P23">Im Rahmen eines Arduino Workshops für Anfänger entwickelte Yves eine Platine, welche als Shield für einen Arduino Nano fungiert. Sie enthält grundlegende Dinge wie Tasten, einen Akku, eine stabile 5V Spannungsversorgung sowie ein monochromes LCD Display mit Hintergrundbeleuchtung, um nur die wichtigsten Sachen zu nennen.</text:p>
      <text:p text:style-name="P24"/>
      <text:p text:style-name="P25">Dank der Buchsenleiste auf der Rückseite, welche neben 3,3V und 5V Spannungsversorgung auch diverse I/Os und Analogeingänge bereitstellt, lässt sich das Shield „nanoGame“ hervorragend erweitern und für viele verschiedene Dinge nutzen, so auch als Fernsteuerung für unseren Roboter.</text:p>
      <text:p text:style-name="P25"/>
      <text:p text:style-name="P25">Bei dem Joystick handelt es sich um eine Platine welche ein original Ersatzteil der Sony PSP enthält. Dieser Joystick ist sehr kompakt und ließ sich dadurch recht einfach in unsere Projekt integrieren. Es musste lediglich eine Halterung konstruiert werden, um den Joystick an das Gehäuse der Fernsteuerung zu schrauben.</text:p>
      <text:p text:style-name="P25"/>
      <text:p text:style-name="P25">Beim Funkmodul sind wir kompromissloser vorgegangen. Dieses wurde mit ein wenig Silikonklebstoff an der Oberseite fixiert.</text:p>
      <text:p text:style-name="P25"/>
      <text:p text:style-name="P25">Alle Verbindungsleitungen wurden Freiluft auf der Rückseite der Fernsteuerung zum Schacht der bereits erwähnten Buchsenleiste gelegt und dort mit Steckerleisten angeschlossen.</text:p>
      <text:p text:style-name="P25"/>
      <text:p text:style-name="P25">rcVorn.png</text:p>
      <text:p text:style-name="P25"/>
      <text:p text:style-name="P25">rcHinten.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2:33:03.066056374</meta:creation-date>
    <dc:date>2020-02-03T23:03:23.495523109</dc:date>
    <meta:editing-duration>PT1H40M19S</meta:editing-duration>
    <meta:editing-cycles>8</meta:editing-cycles>
    <meta:generator>LibreOffice/6.0.7.3$Linux_X86_64 LibreOffice_project/00m0$Build-3</meta:generator>
    <meta:document-statistic meta:table-count="0" meta:image-count="0" meta:object-count="0" meta:page-count="4" meta:paragraph-count="56" meta:word-count="1338" meta:character-count="9496" meta:non-whitespace-character-count="8214"/>
  </office:meta>
</office:document-meta>
</file>